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.0028in" svg:height="7.0484in" svg:x="4.7358in" svg:y="0in">
            <draw:object draw:notify-on-update-of-ranges="Sheet1.A2:Sheet1.A2 Sheet1.A3:Sheet1.A43 Sheet1.C2:Sheet1.C2 Sheet1.C3:Sheet1.C43 Sheet1.A2:Sheet1.A2 Sheet1.E3:Sheet1.E21 Sheet1.F2:Sheet1.F2 Sheet1.F3:Sheet1.F2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table:number-columns-spanned="3" table:number-rows-spanned="1">
            <text:p>Measured</text:p>
          </table:table-cell>
          <table:covered-table-cell table:number-columns-repeated="2" table:style-name="ce2"/>
          <table:table-cell table:style-name="ce2"/>
          <table:table-cell table:style-name="ce1" office:value-type="string" table:number-columns-spanned="2" table:number-rows-spanned="1">
            <text:p>Best Fit</text:p>
          </table:table-cell>
          <table:covered-table-cell table:style-name="ce2"/>
        </table:table-row>
        <table:table-row table:style-name="ro2">
          <table:table-cell table:style-name="ce2" office:value-type="string">
            <text:p>Tick</text:p>
          </table:table-cell>
          <table:table-cell table:style-name="ce2" office:value-type="string">
            <text:p>MassG</text:p>
          </table:table-cell>
          <table:table-cell table:style-name="ce2" office:value-type="string">
            <text:p>ForceN</text:p>
          </table:table-cell>
          <table:table-cell table:style-name="ce2"/>
          <table:table-cell table:style-name="ce2" office:value-type="string">
            <text:p>Tick</text:p>
          </table:table-cell>
          <table:table-cell table:style-name="ce2" office:value-type="string">
            <text:p>Force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table:style-name="ce3" table:formula="of:=[.B3]*9.81/1000" office:value-type="float" office:value="1.14777">
            <text:p>1.15</text:p>
          </table:table-cell>
          <table:table-cell table:style-name="ce3"/>
          <table:table-cell office:value-type="float" office:value="0">
            <text:p>0</text:p>
          </table:table-cell>
          <table:table-cell table:style-name="ce3" table:formula="of:=[.E3] * [.$E$25] + [.$F$25]" office:value-type="float" office:value="0.729952721584311">
            <text:p>0.7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table:style-name="ce3" table:formula="of:=[.B4]*9.81/1000" office:value-type="float" office:value="1.53036">
            <text:p>1.53</text:p>
          </table:table-cell>
          <table:table-cell table:style-name="ce3"/>
          <table:table-cell office:value-type="float" office:value="1">
            <text:p>1</text:p>
          </table:table-cell>
          <table:table-cell table:style-name="ce3" table:formula="of:=[.E4] * [.$E$25] + [.$F$25]" office:value-type="float" office:value="1.11585174558122">
            <text:p>1.1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table:style-name="ce3" table:formula="of:=[.B5]*9.81/1000" office:value-type="float" office:value="1.91295">
            <text:p>1.91</text:p>
          </table:table-cell>
          <table:table-cell table:style-name="ce3"/>
          <table:table-cell office:value-type="float" office:value="2">
            <text:p>2</text:p>
          </table:table-cell>
          <table:table-cell table:style-name="ce3" table:formula="of:=[.E5] * [.$E$25] + [.$F$25]" office:value-type="float" office:value="1.50175076957812">
            <text:p>1.5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table:style-name="ce3" table:formula="of:=[.B6]*9.81/1000" office:value-type="float" office:value="2.26611">
            <text:p>2.27</text:p>
          </table:table-cell>
          <table:table-cell table:style-name="ce3"/>
          <table:table-cell office:value-type="float" office:value="3">
            <text:p>3</text:p>
          </table:table-cell>
          <table:table-cell table:style-name="ce3" table:formula="of:=[.E6] * [.$E$25] + [.$F$25]" office:value-type="float" office:value="1.88764979357502">
            <text:p>1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table:style-name="ce3" table:formula="of:=[.B7]*9.81/1000" office:value-type="float" office:value="2.62908">
            <text:p>2.63</text:p>
          </table:table-cell>
          <table:table-cell table:style-name="ce3"/>
          <table:table-cell office:value-type="float" office:value="4">
            <text:p>4</text:p>
          </table:table-cell>
          <table:table-cell table:style-name="ce3" table:formula="of:=[.E7] * [.$E$25] + [.$F$25]" office:value-type="float" office:value="2.27354881757193">
            <text:p>2.2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12">
            <text:p>312</text:p>
          </table:table-cell>
          <table:table-cell table:style-name="ce3" table:formula="of:=[.B8]*9.81/1000" office:value-type="float" office:value="3.06072">
            <text:p>3.06</text:p>
          </table:table-cell>
          <table:table-cell table:style-name="ce3"/>
          <table:table-cell office:value-type="float" office:value="5">
            <text:p>5</text:p>
          </table:table-cell>
          <table:table-cell table:style-name="ce3" table:formula="of:=[.E8] * [.$E$25] + [.$F$25]" office:value-type="float" office:value="2.65944784156883">
            <text:p>2.6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table:style-name="ce3" table:formula="of:=[.B9]*9.81/1000" office:value-type="float" office:value="3.37464">
            <text:p>3.37</text:p>
          </table:table-cell>
          <table:table-cell table:style-name="ce3"/>
          <table:table-cell office:value-type="float" office:value="6">
            <text:p>6</text:p>
          </table:table-cell>
          <table:table-cell table:style-name="ce3" table:formula="of:=[.E9] * [.$E$25] + [.$F$25]" office:value-type="float" office:value="3.04534686556573">
            <text:p>3.0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7">
            <text:p>377</text:p>
          </table:table-cell>
          <table:table-cell table:style-name="ce3" table:formula="of:=[.B10]*9.81/1000" office:value-type="float" office:value="3.69837">
            <text:p>3.70</text:p>
          </table:table-cell>
          <table:table-cell table:style-name="ce3"/>
          <table:table-cell office:value-type="float" office:value="7">
            <text:p>7</text:p>
          </table:table-cell>
          <table:table-cell table:style-name="ce3" table:formula="of:=[.E10] * [.$E$25] + [.$F$25]" office:value-type="float" office:value="3.43124588956264">
            <text:p>3.4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8">
            <text:p>418</text:p>
          </table:table-cell>
          <table:table-cell table:style-name="ce3" table:formula="of:=[.B11]*9.81/1000" office:value-type="float" office:value="4.10058">
            <text:p>4.10</text:p>
          </table:table-cell>
          <table:table-cell table:style-name="ce3"/>
          <table:table-cell office:value-type="float" office:value="8">
            <text:p>8</text:p>
          </table:table-cell>
          <table:table-cell table:style-name="ce3" table:formula="of:=[.E11] * [.$E$25] + [.$F$25]" office:value-type="float" office:value="3.81714491355954">
            <text:p>3.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9">
            <text:p>459</text:p>
          </table:table-cell>
          <table:table-cell table:style-name="ce3" table:formula="of:=[.B12]*9.81/1000" office:value-type="float" office:value="4.50279">
            <text:p>4.50</text:p>
          </table:table-cell>
          <table:table-cell table:style-name="ce3"/>
          <table:table-cell office:value-type="float" office:value="9">
            <text:p>9</text:p>
          </table:table-cell>
          <table:table-cell table:style-name="ce3" table:formula="of:=[.E12] * [.$E$25] + [.$F$25]" office:value-type="float" office:value="4.20304393755644">
            <text:p>4.2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22">
            <text:p>522</text:p>
          </table:table-cell>
          <table:table-cell table:style-name="ce3" table:formula="of:=[.B13]*9.81/1000" office:value-type="float" office:value="5.12082">
            <text:p>5.12</text:p>
          </table:table-cell>
          <table:table-cell table:style-name="ce3"/>
          <table:table-cell office:value-type="float" office:value="10">
            <text:p>10</text:p>
          </table:table-cell>
          <table:table-cell table:style-name="ce3" table:formula="of:=[.E13] * [.$E$25] + [.$F$25]" office:value-type="float" office:value="4.58894296155335">
            <text:p>4.5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0">
            <text:p>540</text:p>
          </table:table-cell>
          <table:table-cell table:style-name="ce3" table:formula="of:=[.B14]*9.81/1000" office:value-type="float" office:value="5.2974">
            <text:p>5.30</text:p>
          </table:table-cell>
          <table:table-cell table:style-name="ce3"/>
          <table:table-cell office:value-type="float" office:value="11">
            <text:p>11</text:p>
          </table:table-cell>
          <table:table-cell table:style-name="ce3" table:formula="of:=[.E14] * [.$E$25] + [.$F$25]" office:value-type="float" office:value="4.97484198555025">
            <text:p>4.9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table:style-name="ce3" table:formula="of:=[.B15]*9.81/1000" office:value-type="float" office:value="1.16739">
            <text:p>1.17</text:p>
          </table:table-cell>
          <table:table-cell table:style-name="ce3"/>
          <table:table-cell office:value-type="float" office:value="12">
            <text:p>12</text:p>
          </table:table-cell>
          <table:table-cell table:style-name="ce3" table:formula="of:=[.E15] * [.$E$25] + [.$F$25]" office:value-type="float" office:value="5.36074100954716">
            <text:p>5.3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table:style-name="ce3" table:formula="of:=[.B16]*9.81/1000" office:value-type="float" office:value="1.52055">
            <text:p>1.52</text:p>
          </table:table-cell>
          <table:table-cell table:style-name="ce3"/>
          <table:table-cell office:value-type="float" office:value="13">
            <text:p>13</text:p>
          </table:table-cell>
          <table:table-cell table:style-name="ce3" table:formula="of:=[.E16] * [.$E$25] + [.$F$25]" office:value-type="float" office:value="5.74664003354406">
            <text:p>5.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table:style-name="ce3" table:formula="of:=[.B17]*9.81/1000" office:value-type="float" office:value="1.93257">
            <text:p>1.93</text:p>
          </table:table-cell>
          <table:table-cell table:style-name="ce3"/>
          <table:table-cell office:value-type="float" office:value="14">
            <text:p>14</text:p>
          </table:table-cell>
          <table:table-cell table:style-name="ce3" table:formula="of:=[.E17] * [.$E$25] + [.$F$25]" office:value-type="float" office:value="6.13253905754096">
            <text:p>6.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9">
            <text:p>229</text:p>
          </table:table-cell>
          <table:table-cell table:style-name="ce3" table:formula="of:=[.B18]*9.81/1000" office:value-type="float" office:value="2.24649">
            <text:p>2.25</text:p>
          </table:table-cell>
          <table:table-cell table:style-name="ce3"/>
          <table:table-cell office:value-type="float" office:value="15">
            <text:p>15</text:p>
          </table:table-cell>
          <table:table-cell table:style-name="ce3" table:formula="of:=[.E18] * [.$E$25] + [.$F$25]" office:value-type="float" office:value="6.51843808153787">
            <text:p>6.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table:style-name="ce3" table:formula="of:=[.B19]*9.81/1000" office:value-type="float" office:value="2.68794">
            <text:p>2.69</text:p>
          </table:table-cell>
          <table:table-cell table:style-name="ce3"/>
          <table:table-cell office:value-type="float" office:value="16">
            <text:p>16</text:p>
          </table:table-cell>
          <table:table-cell table:style-name="ce3" table:formula="of:=[.E19] * [.$E$25] + [.$F$25]" office:value-type="float" office:value="6.90433710553477">
            <text:p>6.9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09">
            <text:p>309</text:p>
          </table:table-cell>
          <table:table-cell table:style-name="ce3" table:formula="of:=[.B20]*9.81/1000" office:value-type="float" office:value="3.03129">
            <text:p>3.03</text:p>
          </table:table-cell>
          <table:table-cell table:style-name="ce3"/>
          <table:table-cell office:value-type="float" office:value="17">
            <text:p>17</text:p>
          </table:table-cell>
          <table:table-cell table:style-name="ce3" table:formula="of:=[.E20] * [.$E$25] + [.$F$25]" office:value-type="float" office:value="7.29023612953167">
            <text:p>7.2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table:style-name="ce3" table:formula="of:=[.B21]*9.81/1000" office:value-type="float" office:value="3.36483">
            <text:p>3.36</text:p>
          </table:table-cell>
          <table:table-cell table:style-name="ce3"/>
          <table:table-cell office:value-type="float" office:value="18">
            <text:p>18</text:p>
          </table:table-cell>
          <table:table-cell table:style-name="ce3" table:formula="of:=[.E21] * [.$E$25] + [.$F$25]" office:value-type="float" office:value="7.67613515352858">
            <text:p>7.68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92">
            <text:p>392</text:p>
          </table:table-cell>
          <table:table-cell table:style-name="ce3" table:formula="of:=[.B22]*9.81/1000" office:value-type="float" office:value="3.84552">
            <text:p>3.85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30">
            <text:p>430</text:p>
          </table:table-cell>
          <table:table-cell table:style-name="ce3" table:formula="of:=[.B23]*9.81/1000" office:value-type="float" office:value="4.2183">
            <text:p>4.22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64">
            <text:p>464</text:p>
          </table:table-cell>
          <table:table-cell table:style-name="ce3" table:formula="of:=[.B24]*9.81/1000" office:value-type="float" office:value="4.55184">
            <text:p>4.55</text:p>
          </table:table-cell>
          <table:table-cell table:style-name="ce3"/>
          <table:table-cell table:style-name="ce4" office:value-type="string">
            <text:p>slope</text:p>
          </table:table-cell>
          <table:table-cell table:style-name="ce4" office:value-type="string">
            <text:p>intercep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9">
            <text:p>509</text:p>
          </table:table-cell>
          <table:table-cell table:style-name="ce3" table:formula="of:=[.B25]*9.81/1000" office:value-type="float" office:value="4.99329">
            <text:p>4.99</text:p>
          </table:table-cell>
          <table:table-cell table:style-name="ce3"/>
          <table:table-cell table:number-matrix-columns-spanned="2" table:number-matrix-rows-spanned="1" table:formula="of:=LINEST([.C3:.C43]; [.A3:.A43])" office:value-type="float" office:value="0.385899023996904">
            <text:p>0.385899024</text:p>
          </table:table-cell>
          <table:table-cell office:value-type="float" office:value="0.729952721584311">
            <text:p>0.72995272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55">
            <text:p>555</text:p>
          </table:table-cell>
          <table:table-cell table:style-name="ce3" table:formula="of:=[.B26]*9.81/1000" office:value-type="float" office:value="5.44455">
            <text:p>5.44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table:style-name="ce3" table:formula="of:=[.B27]*9.81/1000" office:value-type="float" office:value="1.09872">
            <text:p>1.1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table:style-name="ce3" table:formula="of:=[.B28]*9.81/1000" office:value-type="float" office:value="1.4715">
            <text:p>1.47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table:style-name="ce3" table:formula="of:=[.B29]*9.81/1000" office:value-type="float" office:value="1.88352">
            <text:p>1.88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table:style-name="ce3" table:formula="of:=[.B30]*9.81/1000" office:value-type="float" office:value="2.1582">
            <text:p>2.16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table:style-name="ce3" table:formula="of:=[.B31]*9.81/1000" office:value-type="float" office:value="2.72718">
            <text:p>2.73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  <table:table-cell table:style-name="ce3" table:formula="of:=[.B32]*9.81/1000" office:value-type="float" office:value="3.14901">
            <text:p>3.15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52">
            <text:p>352</text:p>
          </table:table-cell>
          <table:table-cell table:style-name="ce3" table:formula="of:=[.B33]*9.81/1000" office:value-type="float" office:value="3.45312">
            <text:p>3.45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02">
            <text:p>402</text:p>
          </table:table-cell>
          <table:table-cell table:style-name="ce3" table:formula="of:=[.B34]*9.81/1000" office:value-type="float" office:value="3.94362">
            <text:p>3.94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28">
            <text:p>428</text:p>
          </table:table-cell>
          <table:table-cell table:style-name="ce3" table:formula="of:=[.B35]*9.81/1000" office:value-type="float" office:value="4.19868">
            <text:p>4.2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50">
            <text:p>450</text:p>
          </table:table-cell>
          <table:table-cell table:style-name="ce3" table:formula="of:=[.B36]*9.81/1000" office:value-type="float" office:value="4.4145">
            <text:p>4.41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16">
            <text:p>516</text:p>
          </table:table-cell>
          <table:table-cell table:style-name="ce3" table:formula="of:=[.B37]*9.81/1000" office:value-type="float" office:value="5.06196">
            <text:p>5.06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40">
            <text:p>540</text:p>
          </table:table-cell>
          <table:table-cell table:style-name="ce3" table:formula="of:=[.B38]*9.81/1000" office:value-type="float" office:value="5.2974">
            <text:p>5.30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77">
            <text:p>577</text:p>
          </table:table-cell>
          <table:table-cell table:style-name="ce3" table:formula="of:=[.B39]*9.81/1000" office:value-type="float" office:value="5.66037">
            <text:p>5.66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40">
            <text:p>640</text:p>
          </table:table-cell>
          <table:table-cell table:style-name="ce3" table:formula="of:=[.B40]*9.81/1000" office:value-type="float" office:value="6.2784">
            <text:p>6.28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60">
            <text:p>660</text:p>
          </table:table-cell>
          <table:table-cell table:style-name="ce3" table:formula="of:=[.B41]*9.81/1000" office:value-type="float" office:value="6.4746">
            <text:p>6.47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00">
            <text:p>700</text:p>
          </table:table-cell>
          <table:table-cell table:style-name="ce3" table:formula="of:=[.B42]*9.81/1000" office:value-type="float" office:value="6.867">
            <text:p>6.87</text:p>
          </table:table-cell>
          <table:table-cell table:style-name="ce3" table:number-columns-repeated="2"/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53">
            <text:p>753</text:p>
          </table:table-cell>
          <table:table-cell table:style-name="ce3" table:formula="of:=[.B43]*9.81/1000" office:value-type="float" office:value="7.38693">
            <text:p>7.39</text:p>
          </table:table-cell>
          <table:table-cell table:style-name="ce3" table:number-columns-repeated="2"/>
          <table:table-cell/>
        </table:table-row>
        <table:table-row table:style-name="ro1" table:number-rows-repeated="104853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pages="1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8T09:35:30</meta:creation-date>
    <dc:date>2012-07-31T22:52:30</dc:date>
    <meta:editing-duration>P3DT13H5M2S</meta:editing-duration>
    <meta:editing-cycles>7</meta:editing-cycles>
    <meta:generator>LibreOffice/3.5$Linux_X86_64 LibreOffice_project/350m1$Build-2</meta:generator>
    <meta:print-date>2012-07-28T10:17:34</meta:print-date>
    <meta:document-statistic meta:table-count="3" meta:cell-count="1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2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788cm" svg:height="17.904cm" xlink:href=".." xlink:type="simple" chart:class="chart:scatter" chart:style-name="ch1">
        <chart:title svg:x="6.482cm" svg:y="0.494cm" chart:style-name="ch2">
          <text:p>Force Meter Calibration</text:p>
        </chart:title>
        <chart:plot-area chart:style-name="ch3" table:cell-range-address="Sheet1.A2:Sheet1.A43 Sheet1.C2:Sheet1.C43 Sheet1.F2:Sheet1.F21" chart:data-source-has-labels="row" svg:x="1.366cm" svg:y="2.347cm" svg:width="15.712cm" svg:height="14.218cm">
          <chartooo:coordinate-region svg:x="2.278cm" svg:y="2.546cm" svg:width="14.613cm" svg:height="13.372cm"/>
          <chart:axis chart:dimension="x" chart:name="primary-x" chart:style-name="ch4">
            <chart:title svg:x="8.027cm" svg:y="16.923cm" chart:style-name="ch5">
              <text:p>Meter Tick Mark</text:p>
            </chart:title>
            <chart:grid chart:style-name="ch6" chart:class="major"/>
          </chart:axis>
          <chart:axis chart:dimension="y" chart:name="primary-y" chart:style-name="ch7">
            <chart:title svg:x="0.451cm" svg:y="10.188cm" chart:style-name="ch8">
              <text:p>Force (N)</text:p>
            </chart:title>
            <chart:grid chart:style-name="ch6" chart:class="major"/>
          </chart:axis>
          <chart:series chart:style-name="ch9" chart:values-cell-range-address="Sheet1.C3:Sheet1.C43" chart:label-cell-address="Sheet1.C2:Sheet1.C2" chart:class="chart:scatter">
            <chart:domain table:cell-range-address="Sheet1.A3:Sheet1.A43"/>
            <chart:data-point chart:repeated="41"/>
          </chart:series>
          <chart:series chart:style-name="ch10" chart:values-cell-range-address="Sheet1.F3:Sheet1.F21" chart:label-cell-address="Sheet1.F2:Sheet1.F2" chart:class="chart:scatter">
            <chart:domain table:cell-range-address="Sheet1.E3:Sheet1.E21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N</text:p>
                <draw:g>
                  <svg:desc>Sheet1.C2:Sheet1.C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ForceN</text:p>
                <draw:g>
                  <svg:desc>Sheet1.F2:Sheet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43</svg:desc>
                </draw:g>
              </table:table-cell>
              <table:table-cell office:value-type="float" office:value="1.14777">
                <text:p>1.14777</text:p>
                <draw:g>
                  <svg:desc>Sheet1.C3:Sheet1.C43</svg:desc>
                </draw:g>
              </table:table-cell>
              <table:table-cell office:value-type="float" office:value="0">
                <text:p>0</text:p>
                <draw:g>
                  <svg:desc>Sheet1.E3:Sheet1.E21</svg:desc>
                </draw:g>
              </table:table-cell>
              <table:table-cell office:value-type="float" office:value="0.729952721584311">
                <text:p>0.729952721584311</text:p>
                <draw:g>
                  <svg:desc>Sheet1.F3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53036">
                <text:p>1.53036</text:p>
              </table:table-cell>
              <table:table-cell office:value-type="float" office:value="1">
                <text:p>1</text:p>
              </table:table-cell>
              <table:table-cell office:value-type="float" office:value="1.11585174558122">
                <text:p>1.115851745581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91295">
                <text:p>1.91295</text:p>
              </table:table-cell>
              <table:table-cell office:value-type="float" office:value="2">
                <text:p>2</text:p>
              </table:table-cell>
              <table:table-cell office:value-type="float" office:value="1.50175076957812">
                <text:p>1.501750769578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26611">
                <text:p>2.26611</text:p>
              </table:table-cell>
              <table:table-cell office:value-type="float" office:value="3">
                <text:p>3</text:p>
              </table:table-cell>
              <table:table-cell office:value-type="float" office:value="1.88764979357502">
                <text:p>1.887649793575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.62908">
                <text:p>2.62908</text:p>
              </table:table-cell>
              <table:table-cell office:value-type="float" office:value="4">
                <text:p>4</text:p>
              </table:table-cell>
              <table:table-cell office:value-type="float" office:value="2.27354881757193">
                <text:p>2.273548817571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06072">
                <text:p>3.06072</text:p>
              </table:table-cell>
              <table:table-cell office:value-type="float" office:value="5">
                <text:p>5</text:p>
              </table:table-cell>
              <table:table-cell office:value-type="float" office:value="2.65944784156883">
                <text:p>2.659447841568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37464">
                <text:p>3.37464</text:p>
              </table:table-cell>
              <table:table-cell office:value-type="float" office:value="6">
                <text:p>6</text:p>
              </table:table-cell>
              <table:table-cell office:value-type="float" office:value="3.04534686556573">
                <text:p>3.04534686556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.69837">
                <text:p>3.69837</text:p>
              </table:table-cell>
              <table:table-cell office:value-type="float" office:value="7">
                <text:p>7</text:p>
              </table:table-cell>
              <table:table-cell office:value-type="float" office:value="3.43124588956264">
                <text:p>3.431245889562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.10058">
                <text:p>4.10058</text:p>
              </table:table-cell>
              <table:table-cell office:value-type="float" office:value="8">
                <text:p>8</text:p>
              </table:table-cell>
              <table:table-cell office:value-type="float" office:value="3.81714491355954">
                <text:p>3.817144913559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.50279">
                <text:p>4.50279</text:p>
              </table:table-cell>
              <table:table-cell office:value-type="float" office:value="9">
                <text:p>9</text:p>
              </table:table-cell>
              <table:table-cell office:value-type="float" office:value="4.20304393755644">
                <text:p>4.203043937556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2082">
                <text:p>5.12082</text:p>
              </table:table-cell>
              <table:table-cell office:value-type="float" office:value="10">
                <text:p>10</text:p>
              </table:table-cell>
              <table:table-cell office:value-type="float" office:value="4.58894296155335">
                <text:p>4.588942961553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.2974">
                <text:p>5.2974</text:p>
              </table:table-cell>
              <table:table-cell office:value-type="float" office:value="11">
                <text:p>11</text:p>
              </table:table-cell>
              <table:table-cell office:value-type="float" office:value="4.97484198555025">
                <text:p>4.97484198555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.16739">
                <text:p>1.16739</text:p>
              </table:table-cell>
              <table:table-cell office:value-type="float" office:value="12">
                <text:p>12</text:p>
              </table:table-cell>
              <table:table-cell office:value-type="float" office:value="5.36074100954716">
                <text:p>5.360741009547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52055">
                <text:p>1.52055</text:p>
              </table:table-cell>
              <table:table-cell office:value-type="float" office:value="13">
                <text:p>13</text:p>
              </table:table-cell>
              <table:table-cell office:value-type="float" office:value="5.74664003354406">
                <text:p>5.746640033544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.93257">
                <text:p>1.93257</text:p>
              </table:table-cell>
              <table:table-cell office:value-type="float" office:value="14">
                <text:p>14</text:p>
              </table:table-cell>
              <table:table-cell office:value-type="float" office:value="6.13253905754096">
                <text:p>6.132539057540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2.24649">
                <text:p>2.24649</text:p>
              </table:table-cell>
              <table:table-cell office:value-type="float" office:value="15">
                <text:p>15</text:p>
              </table:table-cell>
              <table:table-cell office:value-type="float" office:value="6.51843808153787">
                <text:p>6.51843808153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2.68794">
                <text:p>2.68794</text:p>
              </table:table-cell>
              <table:table-cell office:value-type="float" office:value="16">
                <text:p>16</text:p>
              </table:table-cell>
              <table:table-cell office:value-type="float" office:value="6.90433710553477">
                <text:p>6.904337105534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3.03129">
                <text:p>3.03129</text:p>
              </table:table-cell>
              <table:table-cell office:value-type="float" office:value="17">
                <text:p>17</text:p>
              </table:table-cell>
              <table:table-cell office:value-type="float" office:value="7.29023612953167">
                <text:p>7.290236129531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3.36483">
                <text:p>3.36483</text:p>
              </table:table-cell>
              <table:table-cell office:value-type="float" office:value="18">
                <text:p>18</text:p>
              </table:table-cell>
              <table:table-cell office:value-type="float" office:value="7.67613515352858">
                <text:p>7.676135153528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3.84552">
                <text:p>3.84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4.2183">
                <text:p>4.2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4.55184">
                <text:p>4.55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4.99329">
                <text:p>4.99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5.44455">
                <text:p>5.44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">
                <text:p>1</text:p>
              </table:table-cell>
              <table:table-cell office:value-type="float" office:value="1.09872">
                <text:p>1.09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1.4715">
                <text:p>1.4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1.88352">
                <text:p>1.88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2.1582">
                <text:p>2.1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2.72718">
                <text:p>2.72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3.14901">
                <text:p>3.14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3.45312">
                <text:p>3.45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3.94362">
                <text:p>3.94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">
                <text:p>9</text:p>
              </table:table-cell>
              <table:table-cell office:value-type="float" office:value="4.19868">
                <text:p>4.19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4.4145">
                <text:p>4.4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5.06196">
                <text:p>5.06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">
                <text:p>12</text:p>
              </table:table-cell>
              <table:table-cell office:value-type="float" office:value="5.2974">
                <text:p>5.2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">
                <text:p>13</text:p>
              </table:table-cell>
              <table:table-cell office:value-type="float" office:value="5.66037">
                <text:p>5.66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">
                <text:p>14</text:p>
              </table:table-cell>
              <table:table-cell office:value-type="float" office:value="6.2784">
                <text:p>6.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">
                <text:p>15</text:p>
              </table:table-cell>
              <table:table-cell office:value-type="float" office:value="6.4746">
                <text:p>6.4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6.867">
                <text:p>6.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7.38693">
                <text:p>7.38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